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bus_sol" table:style-name="ta1">
        <table:table-column table:style-name="co1" table:number-columns-repeated="5" table:default-cell-style-name="Default"/>
        <table:table-column table:style-name="co1" table:number-columns-repeated="2" table:default-cell-style-name="ce1"/>
        <table:table-column table:style-name="co1" table:number-columns-repeated="8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3" calcext:value-type="float">
            <text:p>1.03</text:p>
          </table:table-cell>
          <table:table-cell office:value-type="float" office:value="18.5" calcext:value-type="float">
            <text:p>18.5</text:p>
          </table:table-cell>
          <table:table-cell office:value-type="float" office:value="7.05365" calcext:value-type="float">
            <text:p>7.05365</text:p>
          </table:table-cell>
          <table:table-cell office:value-type="float" office:value="1.23953" calcext:value-type="float">
            <text:p>1.2395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2" calcext:value-type="float">
            <text:p>22</text:p>
          </table:table-cell>
          <table:table-cell office:value-type="float" office:value="1.1" calcext:value-type="float">
            <text:p>1.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01" calcext:value-type="float">
            <text:p>1.01</text:p>
          </table:table-cell>
          <table:table-cell office:value-type="float" office:value="8.7683" calcext:value-type="float">
            <text:p>8.7683</text:p>
          </table:table-cell>
          <table:table-cell office:value-type="float" office:value="7" calcext:value-type="float">
            <text:p>7</text:p>
          </table:table-cell>
          <table:table-cell office:value-type="float" office:value="0.843761" calcext:value-type="float">
            <text:p>0.84376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2" calcext:value-type="float">
            <text:p>22</text:p>
          </table:table-cell>
          <table:table-cell office:value-type="float" office:value="1.1" calcext:value-type="float">
            <text:p>1.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0552" calcext:value-type="float">
            <text:p>1.00552</text:p>
          </table:table-cell>
          <table:table-cell office:value-type="float" office:value="-5.84235" calcext:value-type="float">
            <text:p>-5.84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0308938" calcext:value-type="float">
            <text:p>3.09E-11</text:p>
          </table:table-cell>
          <table:table-cell office:value-type="float" office:value="-0.00000000000659053" calcext:value-type="float">
            <text:p>-6.59E-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999" calcext:value-type="float">
            <text:p>9999</text:p>
          </table:table-cell>
          <table:table-cell office:value-type="float" office:value="-9999" calcext:value-type="float">
            <text:p>-9999</text:p>
          </table:table-cell>
          <table:table-cell office:value-type="float" office:value="230" calcext:value-type="float">
            <text:p>230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99328" calcext:value-type="float">
            <text:p>0.999328</text:p>
          </table:table-cell>
          <table:table-cell office:value-type="float" office:value="-8.626" calcext:value-type="float">
            <text:p>-8.62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9.76" calcext:value-type="float">
            <text:p>9.76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999" calcext:value-type="float">
            <text:p>9999</text:p>
          </table:table-cell>
          <table:table-cell office:value-type="float" office:value="-9999" calcext:value-type="float">
            <text:p>-9999</text:p>
          </table:table-cell>
          <table:table-cell office:value-type="float" office:value="115" calcext:value-type="float">
            <text:p>115</text:p>
          </table:table-cell>
          <table:table-cell office:value-type="float" office:value="1.05" calcext:value-type="float">
            <text:p>1.05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01636" calcext:value-type="float">
            <text:p>1.01636</text:p>
          </table:table-cell>
          <table:table-cell office:value-type="float" office:value="12.0391" calcext:value-type="float">
            <text:p>12.03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00220119" calcext:value-type="float">
            <text:p>2.20E-12</text:p>
          </table:table-cell>
          <table:table-cell office:value-type="float" office:value="-0.000000000000579087" calcext:value-type="float">
            <text:p>-5.79E-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999" calcext:value-type="float">
            <text:p>9999</text:p>
          </table:table-cell>
          <table:table-cell office:value-type="float" office:value="-9999" calcext:value-type="float">
            <text:p>-9999</text:p>
          </table:table-cell>
          <table:table-cell office:value-type="float" office:value="230" calcext:value-type="float">
            <text:p>230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03" calcext:value-type="float">
            <text:p>1.03</text:p>
          </table:table-cell>
          <table:table-cell office:value-type="float" office:value="-4.73268" calcext:value-type="float">
            <text:p>-4.73268</text:p>
          </table:table-cell>
          <table:table-cell office:value-type="float" office:value="7.16" calcext:value-type="float">
            <text:p>7.16</text:p>
          </table:table-cell>
          <table:table-cell office:value-type="float" office:value="1.22291" calcext:value-type="float">
            <text:p>1.2229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2" calcext:value-type="float">
            <text:p>22</text:p>
          </table:table-cell>
          <table:table-cell office:value-type="float" office:value="1.1" calcext:value-type="float">
            <text:p>1.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01" calcext:value-type="float">
            <text:p>1.01</text:p>
          </table:table-cell>
          <table:table-cell office:value-type="float" office:value="-14.7064" calcext:value-type="float">
            <text:p>-14.7064</text:p>
          </table:table-cell>
          <table:table-cell office:value-type="float" office:value="7" calcext:value-type="float">
            <text:p>7</text:p>
          </table:table-cell>
          <table:table-cell office:value-type="float" office:value="0.744533" calcext:value-type="float">
            <text:p>0.74453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2" calcext:value-type="float">
            <text:p>22</text:p>
          </table:table-cell>
          <table:table-cell office:value-type="float" office:value="1.1" calcext:value-type="float">
            <text:p>1.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00886" calcext:value-type="float">
            <text:p>1.00886</text:p>
          </table:table-cell>
          <table:table-cell office:value-type="float" office:value="-29.3351" calcext:value-type="float">
            <text:p>-29.3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000000013081" calcext:value-type="float">
            <text:p>-1.31E-11</text:p>
          </table:table-cell>
          <table:table-cell office:value-type="float" office:value="-0.00000000000475272" calcext:value-type="float">
            <text:p>-4.75E-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999" calcext:value-type="float">
            <text:p>9999</text:p>
          </table:table-cell>
          <table:table-cell office:value-type="float" office:value="-9999" calcext:value-type="float">
            <text:p>-9999</text:p>
          </table:table-cell>
          <table:table-cell office:value-type="float" office:value="230" calcext:value-type="float">
            <text:p>230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99994" calcext:value-type="float">
            <text:p>0.999994</text:p>
          </table:table-cell>
          <table:table-cell office:value-type="float" office:value="-34.3535" calcext:value-type="float">
            <text:p>-34.353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17.65" calcext:value-type="float">
            <text:p>17.65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999" calcext:value-type="float">
            <text:p>9999</text:p>
          </table:table-cell>
          <table:table-cell office:value-type="float" office:value="-9999" calcext:value-type="float">
            <text:p>-9999</text:p>
          </table:table-cell>
          <table:table-cell office:value-type="float" office:value="115" calcext:value-type="float">
            <text:p>115</text:p>
          </table:table-cell>
          <table:table-cell office:value-type="float" office:value="1.05" calcext:value-type="float">
            <text:p>1.05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00275" calcext:value-type="float">
            <text:p>1.00275</text:p>
          </table:table-cell>
          <table:table-cell office:value-type="float" office:value="2.14016" calcext:value-type="float">
            <text:p>2.14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0100653" calcext:value-type="float">
            <text:p>1.01E-11</text:p>
          </table:table-cell>
          <table:table-cell office:value-type="float" office:value="-0.0000000000018484" calcext:value-type="float">
            <text:p>-1.85E-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999" calcext:value-type="float">
            <text:p>9999</text:p>
          </table:table-cell>
          <table:table-cell office:value-type="float" office:value="-9999" calcext:value-type="float">
            <text:p>-9999</text:p>
          </table:table-cell>
          <table:table-cell office:value-type="float" office:value="230" calcext:value-type="float">
            <text:p>230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05529" calcext:value-type="float">
            <text:p>1.05529</text:p>
          </table:table-cell>
          <table:table-cell office:value-type="float" office:value="-18.0107" calcext:value-type="float">
            <text:p>-18.0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00698766" calcext:value-type="float">
            <text:p>6.99E-12</text:p>
          </table:table-cell>
          <table:table-cell office:value-type="float" office:value="-0.0000000000151238" calcext:value-type="float">
            <text:p>-1.51E-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9999" calcext:value-type="float">
            <text:p>-9999</text:p>
          </table:table-cell>
          <table:table-cell office:value-type="float" office:value="500" calcext:value-type="float">
            <text:p>500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01682" calcext:value-type="float">
            <text:p>1.01682</text:p>
          </table:table-cell>
          <table:table-cell office:value-type="float" office:value="-11.2884" calcext:value-type="float">
            <text:p>-11.28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00177687" calcext:value-type="float">
            <text:p>1.78E-12</text:p>
          </table:table-cell>
          <table:table-cell office:value-type="float" office:value="-0.000000000000104184" calcext:value-type="float">
            <text:p>-1.04E-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999" calcext:value-type="float">
            <text:p>9999</text:p>
          </table:table-cell>
          <table:table-cell office:value-type="float" office:value="-9999" calcext:value-type="float">
            <text:p>-9999</text:p>
          </table:table-cell>
          <table:table-cell office:value-type="float" office:value="230" calcext:value-type="float">
            <text:p>230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00438" calcext:value-type="float">
            <text:p>1.00438</text:p>
          </table:table-cell>
          <table:table-cell office:value-type="float" office:value="-21.3237" calcext:value-type="float">
            <text:p>-21.3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0183827" calcext:value-type="float">
            <text:p>1.84E-11</text:p>
          </table:table-cell>
          <table:table-cell office:value-type="float" office:value="-0.00000000000236474" calcext:value-type="float">
            <text:p>-2.36E-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999" calcext:value-type="float">
            <text:p>9999</text:p>
          </table:table-cell>
          <table:table-cell office:value-type="float" office:value="-9999" calcext:value-type="float">
            <text:p>-9999</text:p>
          </table:table-cell>
          <table:table-cell office:value-type="float" office:value="230" calcext:value-type="float">
            <text:p>230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</table:table-row>
      </table:table>
      <table:table table:name="line_sol" table:style-name="ta1">
        <table:table-column table:style-name="co1" table:number-columns-repeated="10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167" calcext:value-type="float">
            <text:p>0.01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167" calcext:value-type="float">
            <text:p>0.01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.8" calcext:value-type="float">
            <text:p>0.8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0.0175" calcext:value-type="float">
            <text:p>0.017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.011" calcext:value-type="float">
            <text:p>0.011</text:p>
          </table:table-cell>
          <table:table-cell office:value-type="float" office:value="0.11" calcext:value-type="float">
            <text:p>0.11</text:p>
          </table:table-cell>
          <table:table-cell office:value-type="float" office:value="0.1925" calcext:value-type="float">
            <text:p>0.192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.011" calcext:value-type="float">
            <text:p>0.011</text:p>
          </table:table-cell>
          <table:table-cell office:value-type="float" office:value="0.11" calcext:value-type="float">
            <text:p>0.11</text:p>
          </table:table-cell>
          <table:table-cell office:value-type="float" office:value="0.1925" calcext:value-type="float">
            <text:p>0.192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25" calcext:value-type="float">
            <text:p>0.025</text:p>
          </table:table-cell>
          <table:table-cell office:value-type="float" office:value="0.0437" calcext:value-type="float">
            <text:p>0.043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0167" calcext:value-type="float">
            <text:p>0.01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0167" calcext:value-type="float">
            <text:p>0.01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.011" calcext:value-type="float">
            <text:p>0.011</text:p>
          </table:table-cell>
          <table:table-cell office:value-type="float" office:value="0.11" calcext:value-type="float">
            <text:p>0.11</text:p>
          </table:table-cell>
          <table:table-cell office:value-type="float" office:value="0.1925" calcext:value-type="float">
            <text:p>0.192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.011" calcext:value-type="float">
            <text:p>0.011</text:p>
          </table:table-cell>
          <table:table-cell office:value-type="float" office:value="0.11" calcext:value-type="float">
            <text:p>0.11</text:p>
          </table:table-cell>
          <table:table-cell office:value-type="float" office:value="0.1925" calcext:value-type="float">
            <text:p>0.192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.8" calcext:value-type="float">
            <text:p>0.8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0.0175" calcext:value-type="float">
            <text:p>0.017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25" calcext:value-type="float">
            <text:p>0.025</text:p>
          </table:table-cell>
          <table:table-cell office:value-type="float" office:value="0.0437" calcext:value-type="float">
            <text:p>0.043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table table:name="line_flow" table:style-name="ta1">
        <table:table-column table:style-name="co1" table:number-columns-repeated="5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.05365" calcext:value-type="float">
            <text:p>7.05365</text:p>
          </table:table-cell>
          <table:table-cell office:value-type="float" office:value="1.23953" calcext:value-type="float">
            <text:p>1.2395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843761" calcext:value-type="float">
            <text:p>0.84376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.76" calcext:value-type="float">
            <text:p>9.76</text:p>
          </table:table-cell>
          <table:table-cell office:value-type="float" office:value="1.48194" calcext:value-type="float">
            <text:p>1.481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-13.7392" calcext:value-type="float">
            <text:p>-13.7392</text:p>
          </table:table-cell>
          <table:table-cell office:value-type="float" office:value="2.62023" calcext:value-type="float">
            <text:p>2.620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.9896" calcext:value-type="float">
            <text:p>1.9896</text:p>
          </table:table-cell>
          <table:table-cell office:value-type="float" office:value="-0.534486" calcext:value-type="float">
            <text:p>-0.5344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.9896" calcext:value-type="float">
            <text:p>1.9896</text:p>
          </table:table-cell>
          <table:table-cell office:value-type="float" office:value="-0.534486" calcext:value-type="float">
            <text:p>-0.5344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.05365" calcext:value-type="float">
            <text:p>7.05365</text:p>
          </table:table-cell>
          <table:table-cell office:value-type="float" office:value="0.43215" calcext:value-type="float">
            <text:p>0.432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7.16" calcext:value-type="float">
            <text:p>7.16</text:p>
          </table:table-cell>
          <table:table-cell office:value-type="float" office:value="1.22291" calcext:value-type="float">
            <text:p>1.222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.744533" calcext:value-type="float">
            <text:p>0.7445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-1.9052" calcext:value-type="float">
            <text:p>-1.9052</text:p>
          </table:table-cell>
          <table:table-cell office:value-type="float" office:value="-0.144802" calcext:value-type="float">
            <text:p>-0.1448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-1.9052" calcext:value-type="float">
            <text:p>-1.9052</text:p>
          </table:table-cell>
          <table:table-cell office:value-type="float" office:value="-0.144802" calcext:value-type="float">
            <text:p>-0.1448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.65" calcext:value-type="float">
            <text:p>17.65</text:p>
          </table:table-cell>
          <table:table-cell office:value-type="float" office:value="2.56263" calcext:value-type="float">
            <text:p>2.562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-13.8396" calcext:value-type="float">
            <text:p>-13.8396</text:p>
          </table:table-cell>
          <table:table-cell office:value-type="float" office:value="2.81597" calcext:value-type="float">
            <text:p>2.815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7.16" calcext:value-type="float">
            <text:p>7.16</text:p>
          </table:table-cell>
          <table:table-cell office:value-type="float" office:value="0.392383" calcext:value-type="float">
            <text:p>0.3923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7.05365" calcext:value-type="float">
            <text:p>-7.05365</text:p>
          </table:table-cell>
          <table:table-cell office:value-type="float" office:value="-0.43215" calcext:value-type="float">
            <text:p>-0.432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0.02993" calcext:value-type="float">
            <text:p>-0.029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9.76" calcext:value-type="float">
            <text:p>-9.7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.9327" calcext:value-type="float">
            <text:p>13.9327</text:p>
          </table:table-cell>
          <table:table-cell office:value-type="float" office:value="-0.702516" calcext:value-type="float">
            <text:p>-0.7025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-1.94445" calcext:value-type="float">
            <text:p>-1.94445</text:p>
          </table:table-cell>
          <table:table-cell office:value-type="float" office:value="0.781447" calcext:value-type="float">
            <text:p>0.7814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-1.94445" calcext:value-type="float">
            <text:p>-1.94445</text:p>
          </table:table-cell>
          <table:table-cell office:value-type="float" office:value="0.781447" calcext:value-type="float">
            <text:p>0.7814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-6.93274" calcext:value-type="float">
            <text:p>-6.93274</text:p>
          </table:table-cell>
          <table:table-cell office:value-type="float" office:value="0.732446" calcext:value-type="float">
            <text:p>0.7324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-7.16" calcext:value-type="float">
            <text:p>-7.16</text:p>
          </table:table-cell>
          <table:table-cell office:value-type="float" office:value="-0.392383" calcext:value-type="float">
            <text:p>-0.3923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office:value-type="float" office:value="0.0667186" calcext:value-type="float">
            <text:p>0.06671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.94445" calcext:value-type="float">
            <text:p>1.94445</text:p>
          </table:table-cell>
          <table:table-cell office:value-type="float" office:value="0.332182" calcext:value-type="float">
            <text:p>0.332182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.94445" calcext:value-type="float">
            <text:p>1.94445</text:p>
          </table:table-cell>
          <table:table-cell office:value-type="float" office:value="0.332182" calcext:value-type="float">
            <text:p>0.33218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-17.65" calcext:value-type="float">
            <text:p>-17.6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4.0356" calcext:value-type="float">
            <text:p>14.0356</text:p>
          </table:table-cell>
          <table:table-cell office:value-type="float" office:value="-0.873453" calcext:value-type="float">
            <text:p>-0.8734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-7.03562" calcext:value-type="float">
            <text:p>-7.03562</text:p>
          </table:table-cell>
          <table:table-cell office:value-type="float" office:value="0.806735" calcext:value-type="float">
            <text:p>0.806735</text:p>
          </table:table-cell>
        </table:table-row>
      </table:table>
      <table:table table:name="Jac" table:style-name="ta1">
        <table:table-column table:style-name="co1" table:number-columns-repeated="22" table:default-cell-style-name="Default"/>
        <table:table-row table:style-name="ro1">
          <table:table-cell/>
          <table:table-cell office:value-type="float" office:value="60.2401" calcext:value-type="float">
            <text:p>60.24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60.2401" calcext:value-type="float">
            <text:p>-60.24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.9808" calcext:value-type="float">
            <text:p>6.98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17.283" calcext:value-type="float">
            <text:p>317.283</text:p>
          </table:table-cell>
          <table:table-cell office:value-type="float" office:value="-200.731" calcext:value-type="float">
            <text:p>-200.73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7.4764" calcext:value-type="float">
            <text:p>-97.4764</text:p>
          </table:table-cell>
          <table:table-cell office:value-type="float" office:value="-19.0753" calcext:value-type="float">
            <text:p>-19.07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7657" calcext:value-type="float">
            <text:p>11.7657</text:p>
          </table:table-cell>
          <table:table-cell office:value-type="float" office:value="9.76657" calcext:value-type="float">
            <text:p>9.766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3.6846" calcext:value-type="float">
            <text:p>-23.6846</text:p>
          </table:table-cell>
          <table:table-cell office:value-type="float" office:value="2.04598" calcext:value-type="float">
            <text:p>2.045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-200.731" calcext:value-type="float">
            <text:p>-200.731</text:p>
          </table:table-cell>
          <table:table-cell office:value-type="float" office:value="200.731" calcext:value-type="float">
            <text:p>200.73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9.70644" calcext:value-type="float">
            <text:p>-9.70644</text:p>
          </table:table-cell>
          <table:table-cell office:value-type="float" office:value="-9.76657" calcext:value-type="float">
            <text:p>-9.7665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2.743" calcext:value-type="float">
            <text:p>102.7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0.4555" calcext:value-type="float">
            <text:p>-40.455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.02518" calcext:value-type="float">
            <text:p>4.025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545" calcext:value-type="float">
            <text:p>2.95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62.304" calcext:value-type="float">
            <text:p>62.3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2.304" calcext:value-type="float">
            <text:p>-62.30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.04156" calcext:value-type="float">
            <text:p>7.04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60.3393" calcext:value-type="float">
            <text:p>60.339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0.3393" calcext:value-type="float">
            <text:p>-60.339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.96947" calcext:value-type="float">
            <text:p>6.96947</text:p>
          </table:table-cell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317.361" calcext:value-type="float">
            <text:p>317.361</text:p>
          </table:table-cell>
          <table:table-cell office:value-type="float" office:value="-200.997" calcext:value-type="float">
            <text:p>-200.997</text:p>
          </table:table-cell>
          <table:table-cell office:value-type="float" office:value="0" calcext:value-type="float">
            <text:p>0</text:p>
          </table:table-cell>
          <table:table-cell office:value-type="float" office:value="-18.4159" calcext:value-type="float">
            <text:p>-18.4159</text:p>
          </table:table-cell>
          <table:table-cell office:value-type="float" office:value="0" calcext:value-type="float">
            <text:p>0</text:p>
          </table:table-cell>
          <table:table-cell office:value-type="float" office:value="-97.9474" calcext:value-type="float">
            <text:p>-97.94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8049" calcext:value-type="float">
            <text:p>11.8049</text:p>
          </table:table-cell>
          <table:table-cell office:value-type="float" office:value="17.6501" calcext:value-type="float">
            <text:p>17.6501</text:p>
          </table:table-cell>
          <table:table-cell office:value-type="float" office:value="0" calcext:value-type="float">
            <text:p>0</text:p>
          </table:table-cell>
          <table:table-cell office:value-type="float" office:value="-5.34701" calcext:value-type="float">
            <text:p>-5.34701</text:p>
          </table:table-cell>
          <table:table-cell office:value-type="float" office:value="0" calcext:value-type="float">
            <text:p>0</text:p>
          </table:table-cell>
          <table:table-cell office:value-type="float" office:value="-23.8125" calcext:value-type="float">
            <text:p>-23.8125</text:p>
          </table:table-cell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-200.997" calcext:value-type="float">
            <text:p>-200.997</text:p>
          </table:table-cell>
          <table:table-cell office:value-type="float" office:value="200.997" calcext:value-type="float">
            <text:p>200.99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7.495" calcext:value-type="float">
            <text:p>-17.495</text:p>
          </table:table-cell>
          <table:table-cell office:value-type="float" office:value="-17.6501" calcext:value-type="float">
            <text:p>-17.650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60.2401" calcext:value-type="float">
            <text:p>-60.2401</text:p>
          </table:table-cell>
          <table:table-cell office:value-type="float" office:value="-100.249" calcext:value-type="float">
            <text:p>-100.249</text:p>
          </table:table-cell>
          <table:table-cell office:value-type="float" office:value="0" calcext:value-type="float">
            <text:p>0</text:p>
          </table:table-cell>
          <table:table-cell office:value-type="float" office:value="-39.0677" calcext:value-type="float">
            <text:p>-39.06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9.557" calcext:value-type="float">
            <text:p>199.5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95537" calcext:value-type="float">
            <text:p>3.95537</text:p>
          </table:table-cell>
          <table:table-cell office:value-type="float" office:value="0" calcext:value-type="float">
            <text:p>0</text:p>
          </table:table-cell>
          <table:table-cell office:value-type="float" office:value="-10.7393" calcext:value-type="float">
            <text:p>-10.7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8995" calcext:value-type="float">
            <text:p>13.89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-18.2701" calcext:value-type="float">
            <text:p>-18.27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9.1686" calcext:value-type="float">
            <text:p>-19.16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4387" calcext:value-type="float">
            <text:p>37.43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8613" calcext:value-type="float">
            <text:p>-5.8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6762" calcext:value-type="float">
            <text:p>1.867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9941" calcext:value-type="float">
            <text:p>3.799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-62.304" calcext:value-type="float">
            <text:p>-62.3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2.837" calcext:value-type="float">
            <text:p>102.837</text:p>
          </table:table-cell>
          <table:table-cell office:value-type="float" office:value="-40.5325" calcext:value-type="float">
            <text:p>-40.532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.02701" calcext:value-type="float">
            <text:p>4.02701</text:p>
          </table:table-cell>
          <table:table-cell office:value-type="float" office:value="3.05188" calcext:value-type="float">
            <text:p>3.05188</text:p>
          </table:table-cell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-60.3393" calcext:value-type="float">
            <text:p>-60.3393</text:p>
          </table:table-cell>
          <table:table-cell office:value-type="float" office:value="-100.744" calcext:value-type="float">
            <text:p>-100.7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9.1229" calcext:value-type="float">
            <text:p>-39.1229</text:p>
          </table:table-cell>
          <table:table-cell office:value-type="float" office:value="200.206" calcext:value-type="float">
            <text:p>200.2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01215" calcext:value-type="float">
            <text:p>4.012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8483" calcext:value-type="float">
            <text:p>-10.8483</text:p>
          </table:table-cell>
          <table:table-cell office:value-type="float" office:value="13.9221" calcext:value-type="float">
            <text:p>13.922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-11.8306" calcext:value-type="float">
            <text:p>-11.8306</text:p>
          </table:table-cell>
          <table:table-cell office:value-type="float" office:value="-9.76" calcext:value-type="float">
            <text:p>-9.7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.7497" calcext:value-type="float">
            <text:p>23.7497</text:p>
          </table:table-cell>
          <table:table-cell office:value-type="float" office:value="-2.1591" calcext:value-type="float">
            <text:p>-2.15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.542" calcext:value-type="float">
            <text:p>315.542</text:p>
          </table:table-cell>
          <table:table-cell office:value-type="float" office:value="-200.866" calcext:value-type="float">
            <text:p>-200.8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7.209" calcext:value-type="float">
            <text:p>-97.209</text:p>
          </table:table-cell>
          <table:table-cell office:value-type="float" office:value="-18.076" calcext:value-type="float">
            <text:p>-18.0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.76" calcext:value-type="float">
            <text:p>9.76</text:p>
          </table:table-cell>
          <table:table-cell office:value-type="float" office:value="-9.76" calcext:value-type="float">
            <text:p>-9.7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99.63" calcext:value-type="float">
            <text:p>-199.63</text:p>
          </table:table-cell>
          <table:table-cell office:value-type="float" office:value="198.865" calcext:value-type="float">
            <text:p>198.86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-4.09102" calcext:value-type="float">
            <text:p>-4.091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96263" calcext:value-type="float">
            <text:p>-2.9626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1.089" calcext:value-type="float">
            <text:p>101.0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0.3445" calcext:value-type="float">
            <text:p>-40.34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-11.9095" calcext:value-type="float">
            <text:p>-11.9095</text:p>
          </table:table-cell>
          <table:table-cell office:value-type="float" office:value="-17.65" calcext:value-type="float">
            <text:p>-17.65</text:p>
          </table:table-cell>
          <table:table-cell office:value-type="float" office:value="0" calcext:value-type="float">
            <text:p>0</text:p>
          </table:table-cell>
          <table:table-cell office:value-type="float" office:value="5.64262" calcext:value-type="float">
            <text:p>5.64262</text:p>
          </table:table-cell>
          <table:table-cell office:value-type="float" office:value="0" calcext:value-type="float">
            <text:p>0</text:p>
          </table:table-cell>
          <table:table-cell office:value-type="float" office:value="23.9168" calcext:value-type="float">
            <text:p>23.91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4.573" calcext:value-type="float">
            <text:p>314.573</text:p>
          </table:table-cell>
          <table:table-cell office:value-type="float" office:value="-200.999" calcext:value-type="float">
            <text:p>-200.999</text:p>
          </table:table-cell>
          <table:table-cell office:value-type="float" office:value="0" calcext:value-type="float">
            <text:p>0</text:p>
          </table:table-cell>
          <table:table-cell office:value-type="float" office:value="-17.4511" calcext:value-type="float">
            <text:p>-17.4511</text:p>
          </table:table-cell>
          <table:table-cell office:value-type="float" office:value="0" calcext:value-type="float">
            <text:p>0</text:p>
          </table:table-cell>
          <table:table-cell office:value-type="float" office:value="-97.5202" calcext:value-type="float">
            <text:p>-97.5202</text:p>
          </table:table-cell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7.65" calcext:value-type="float">
            <text:p>17.65</text:p>
          </table:table-cell>
          <table:table-cell office:value-type="float" office:value="-17.65" calcext:value-type="float">
            <text:p>-17.6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99.232" calcext:value-type="float">
            <text:p>-199.232</text:p>
          </table:table-cell>
          <table:table-cell office:value-type="float" office:value="198.999" calcext:value-type="float">
            <text:p>198.99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-3.9772" calcext:value-type="float">
            <text:p>-3.9772</text:p>
          </table:table-cell>
          <table:table-cell office:value-type="float" office:value="0" calcext:value-type="float">
            <text:p>0</text:p>
          </table:table-cell>
          <table:table-cell office:value-type="float" office:value="10.915" calcext:value-type="float">
            <text:p>10.9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3.9378" calcext:value-type="float">
            <text:p>-13.93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9.699" calcext:value-type="float">
            <text:p>-99.699</text:p>
          </table:table-cell>
          <table:table-cell office:value-type="float" office:value="0" calcext:value-type="float">
            <text:p>0</text:p>
          </table:table-cell>
          <table:table-cell office:value-type="float" office:value="-38.439" calcext:value-type="float">
            <text:p>-38.4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.009" calcext:value-type="float">
            <text:p>199.0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.89364" calcext:value-type="float">
            <text:p>5.893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88417" calcext:value-type="float">
            <text:p>-1.884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00947" calcext:value-type="float">
            <text:p>-4.00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1698" calcext:value-type="float">
            <text:p>-18.16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.0002" calcext:value-type="float">
            <text:p>-19.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4773" calcext:value-type="float">
            <text:p>35.47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.16" calcext:value-type="float">
            <text:p>7.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.09475" calcext:value-type="float">
            <text:p>-4.09475</text:p>
          </table:table-cell>
          <table:table-cell office:value-type="float" office:value="-3.06525" calcext:value-type="float">
            <text:p>-3.0652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1.135" calcext:value-type="float">
            <text:p>101.135</text:p>
          </table:table-cell>
          <table:table-cell office:value-type="float" office:value="-40.3557" calcext:value-type="float">
            <text:p>-40.3557</text:p>
          </table:table-cell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4.0477" calcext:value-type="float">
            <text:p>-4.04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0308" calcext:value-type="float">
            <text:p>11.0308</text:p>
          </table:table-cell>
          <table:table-cell office:value-type="float" office:value="-13.9831" calcext:value-type="float">
            <text:p>-13.98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9.859" calcext:value-type="float">
            <text:p>-99.8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8.4757" calcext:value-type="float">
            <text:p>-38.4757</text:p>
          </table:table-cell>
          <table:table-cell office:value-type="float" office:value="199.333" calcext:value-type="float">
            <text:p>199.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17:24:19.385655843</meta:creation-date>
    <dc:date>2024-09-02T17:28:33.161308499</dc:date>
    <meta:editing-duration>PT4M14S</meta:editing-duration>
    <meta:editing-cycles>1</meta:editing-cycles>
    <meta:document-statistic meta:table-count="4" meta:cell-count="916" meta:object-count="0"/>
    <meta:generator>LibreOffice/7.3.7.2$Linux_X86_64 LibreOffice_project/30$Build-2</meta:generator>
  </office:meta>
</office:document-meta>
</file>